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f you wish to upload single file:</text:p>
      <text:list xml:id="list38551053" text:style-name="L2">
        <text:list-item>
          <text:p text:style-name="P2">Browse to the file location.</text:p>
        </text:list-item>
        <text:list-item>
          <text:p text:style-name="P2">Select the file.</text:p>
        </text:list-item>
        <text:list-item>
          <text:p text:style-name="P2">If you wish to send some Printing Instruction or any Message, fill in the message box with the detail(s).</text:p>
        </text:list-item>
        <text:list-item>
          <text:p text:style-name="P2">Press the SUBMIT Button to upload.</text:p>
        </text:list-item>
      </text:list>
      <text:p text:style-name="Standard"/>
      <text:p text:style-name="Standard"/>
      <text:p text:style-name="Standard">If you wish to upload multiple files:</text:p>
      <text:p text:style-name="Standard"/>
      <text:list xml:id="list38461488" text:style-name="L1">
        <text:list-item>
          <text:p text:style-name="P1">Put all files in one folder</text:p>
        </text:list-item>
        <text:list-item>
          <text:p text:style-name="P1">Zip/Rar/Compress the folder using WinZip/WinRar/7Zip Compression Software.</text:p>
          <text:p text:style-name="P1">(You can download, install and use 7zip software from here (for 32 bit) or here (64 bit))</text:p>
        </text:list-item>
        <text:list-item>
          <text:p text:style-name="P1">Browse to the zipped file location.</text:p>
        </text:list-item>
        <text:list-item>
          <text:p text:style-name="P1">Select the file.</text:p>
        </text:list-item>
        <text:list-item>
          <text:p text:style-name="P1">If you wish to send some Printing Instruction or any Message, fill in the message box with the detail(s).</text:p>
        </text:list-item>
        <text:list-item>
          <text:p text:style-name="P1">Press the SUBMIT Button to upload.</text:p>
        </text:list-item>
      </text:list>
      <text:p text:style-name="Standard"/>
      <text:p text:style-name="Standard"/>
      <text:p text:style-name="Standard">You will receive an email confirmation of your file upload.</text:p>
      <text:p text:style-name="Standard">In case of any query/doubts/clarifications our team will contact you either on phone or via em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kit Saxena</meta:initial-creator>
    <meta:creation-date>2011-11-07T18:29:32.91</meta:creation-date>
    <meta:document-statistic meta:table-count="0" meta:image-count="0" meta:object-count="0" meta:page-count="1" meta:paragraph-count="15" meta:word-count="147" meta:character-count="811"/>
    <dc:date>2011-11-07T18:45:03.85</dc:date>
    <dc:creator>Ankit Saxena</dc:creator>
    <meta:editing-duration>PT19S</meta:editing-duration>
    <meta:editing-cycles>1</meta:editing-cycles>
    <meta:generator>OpenOffice.org/3.3$Win32 OpenOffice.org_project/330m18$Build-9556</meta:generator>
  </office:meta>
</office:document-meta>
</file>